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text-properties fo:color="#365f91" style:font-name="Cambria" fo:font-size="14pt" style:font-size-asian="14pt" style:font-name-complex="F" style:font-size-complex="14pt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itle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BE RFIV DOHM</text:p>
      <text:p text:style-name="P1"/>
      <text:h text:style-name="P2" text:outline-level="1">2. Exercice de TD</text:h>
      <text:h text:style-name="Heading_20_2" text:outline-level="2">2.1 </text:h>
      <text:p text:style-name="Standard">Il faut interagir de manière robuste, coopérative et conviviale</text:p>
      <text:p text:style-name="Standard">Initiative partagé ou mixte</text:p>
      <text:p text:style-name="Standard">Détecter les erreurs au plus tôt</text:p>
      <text:p text:style-name="Standard">Eviter de faire répéter U</text:p>
      <text:p text:style-name="Standard">historique</text:p>
      <text:p text:style-name="Standard">coopératif (s'adapt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fo:line-height="100%" fo:text-align="center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le_20_Char" style:display-name="Title Ch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</meta:initial-creator>
    <dc:creator>Daniel Veysseire</dc:creator>
    <meta:editing-cycles>7</meta:editing-cycles>
    <meta:creation-date>2015-01-01T15:07:00</meta:creation-date>
    <dc:date>2015-01-01T23:27:07</dc:date>
    <meta:editing-duration>PT15M21S</meta:editing-duration>
    <meta:generator>OpenOffice.org/3.4.1$Unix OpenOffice.org_project/341m1$Build-9593</meta:generator>
    <meta:document-statistic meta:table-count="0" meta:image-count="0" meta:object-count="0" meta:page-count="2" meta:paragraph-count="9" meta:word-count="36" meta:character-count="21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